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6.5in" fo:margin-top="0in" fo:margin-bottom="0in" table:align="right"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padding="0in" fo:border="none" style:writing-mode="lr-tb"/>
    </style:style>
    <style:style style:name="P1" style:family="paragraph" style:parent-style-name="Standard">
      <style:text-properties fo:color="#000000" loext:opacity="100%" style:font-name="Times New Roman" fo:font-size="12pt" fo:font-weight="bold" officeooo:paragraph-rsid="0005ce12" style:font-size-asian="12pt" style:font-weight-asian="bold" style:font-size-complex="12pt" style:font-weight-complex="bold"/>
    </style:style>
    <style:style style:name="P2" style:family="paragraph" style:parent-style-name="Heading_20_2">
      <style:paragraph-properties fo:margin-left="0in" fo:margin-right="0in" fo:line-height="200%" fo:text-indent="0in" style:auto-text-indent="false"/>
      <style:text-properties fo:font-variant="normal" fo:text-transform="none" fo:color="#555555" loext:opacity="100%" style:font-name="Times New Roman" fo:font-size="12pt" fo:letter-spacing="normal" fo:language="en" fo:country="US" fo:font-style="normal" fo:font-weight="bold" officeooo:rsid="000e6532" officeooo:paragraph-rsid="0005ce12"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P3" style:family="paragraph" style:parent-style-name="Heading_20_2">
      <style:paragraph-properties fo:margin-left="0in" fo:margin-right="0in" fo:line-height="200%" fo:text-indent="0in" style:auto-text-indent="false"/>
      <style:text-properties fo:font-variant="normal" fo:text-transform="none" fo:color="#555555" loext:opacity="100%" style:font-name="Times New Roman" fo:font-size="12pt" fo:letter-spacing="normal" fo:language="en" fo:country="US" fo:font-style="normal" fo:font-weight="bold" officeooo:rsid="001d26d4" officeooo:paragraph-rsid="001d26d4"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P4" style:family="paragraph" style:parent-style-name="Title_20_2">
      <style:paragraph-properties fo:margin-left="0in" fo:margin-right="0in" fo:line-height="200%" fo:text-indent="0in" style:auto-text-indent="false"/>
      <style:text-properties fo:color="#000000" loext:opacity="100%" style:font-name="Times New Roman" fo:font-size="12pt" fo:font-weight="bold" officeooo:paragraph-rsid="0005ce12" style:font-size-asian="12pt" style:font-weight-asian="bold" style:font-size-complex="12pt" style:font-weight-complex="bold"/>
    </style:style>
    <style:style style:name="P5" style:family="paragraph" style:parent-style-name="Text_20_bod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font-variant="normal" fo:text-transform="none" fo:color="#000000" loext:opacity="100%" style:font-name="Times New Roman" fo:font-size="12pt" fo:letter-spacing="normal" fo:language="en" fo:country="US" fo:font-style="normal" fo:font-weight="bold" officeooo:paragraph-rsid="00222989"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6" style:family="paragraph" style:parent-style-name="Text_20_body">
      <style:paragraph-properties fo:margin-left="0in" fo:margin-right="0in" fo:margin-top="0in" fo:margin-bottom="0.1043in" style:contextual-spacing="false" fo:line-height="200%" fo:text-align="start" style:justify-single-word="false" fo:orphans="0" fo:widows="0" fo:hyphenation-ladder-count="no-limit" fo:text-indent="0in" style:auto-text-indent="false" style:writing-mode="lr-tb">
        <style:tab-stops/>
      </style:paragraph-properties>
      <style:text-properties fo:font-variant="normal" fo:text-transform="none" fo:color="#555555" loext:opacity="100%" style:font-name="Times New Roman" fo:font-size="12pt" fo:letter-spacing="normal" fo:language="en" fo:country="US" fo:font-style="normal" fo:font-weight="bold" officeooo:rsid="0005ce12" officeooo:paragraph-rsid="0007ab1c"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7" style:family="paragraph" style:parent-style-name="Text_20_body">
      <style:paragraph-properties fo:margin-left="0in" fo:margin-right="0in" fo:margin-top="0in" fo:margin-bottom="0.1043in" style:contextual-spacing="false" fo:line-height="200%" fo:text-align="start" style:justify-single-word="false" fo:orphans="0" fo:widows="0" fo:hyphenation-ladder-count="no-limit" fo:text-indent="0in" style:auto-text-indent="false" style:writing-mode="lr-tb">
        <style:tab-stops/>
      </style:paragraph-properties>
      <style:text-properties style:font-name="Times New Roman" fo:font-size="12pt" fo:font-weight="bold" officeooo:paragraph-rsid="0007ab1c" style:font-size-asian="12pt" style:font-weight-asian="bold" style:font-size-complex="12pt" style:font-weight-complex="bold" fo:hyphenate="false" fo:hyphenation-remain-char-count="2" fo:hyphenation-push-char-count="2" loext:hyphenation-no-caps="false"/>
    </style:style>
    <style:style style:name="P8" style:family="paragraph" style:parent-style-name="Standard">
      <style:paragraph-properties fo:margin-left="0in" fo:margin-right="0in" fo:line-height="200%" fo:text-indent="0.5in" style:auto-text-indent="false"/>
      <style:text-properties fo:color="#000000" loext:opacity="100%" style:font-name="Times New Roman" fo:font-size="12pt" fo:font-weight="bold" officeooo:paragraph-rsid="0005ce12" style:font-size-asian="12pt" style:font-weight-asian="bold" style:font-size-complex="12pt" style:font-weight-complex="bold"/>
    </style:style>
    <style:style style:name="P9"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font-weight="bold" officeooo:paragraph-rsid="0005ce12" style:font-size-asian="12pt" style:font-weight-asian="bold" style:font-size-complex="12pt" style:font-weight-complex="bold" fo:hyphenate="false" fo:hyphenation-remain-char-count="2" fo:hyphenation-push-char-count="2" loext:hyphenation-no-caps="false"/>
    </style:style>
    <style:style style:name="P10"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officeooo:paragraph-rsid="0005ce1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1"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officeooo:rsid="001e1db9" officeooo:paragraph-rsid="001e1db9"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2"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style:font-name="Times New Roman" fo:font-size="12pt" fo:font-weight="bold" officeooo:paragraph-rsid="001f81d7" style:font-size-asian="12pt" style:font-weight-asian="bold" style:font-size-complex="12pt" style:font-weight-complex="bold" fo:hyphenate="false" fo:hyphenation-remain-char-count="2" fo:hyphenation-push-char-count="2" loext:hyphenation-no-caps="false"/>
    </style:style>
    <style:style style:name="P13"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style:font-name="Times New Roman" fo:font-size="12pt" fo:font-weight="bold" officeooo:paragraph-rsid="001fa462" style:font-size-asian="12pt" style:font-weight-asian="bold" style:font-size-complex="12pt" style:font-weight-complex="bold" fo:hyphenate="false" fo:hyphenation-remain-char-count="2" fo:hyphenation-push-char-count="2" loext:hyphenation-no-caps="false"/>
    </style:style>
    <style:style style:name="P14"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000000" loext:opacity="100%" style:font-name="Times New Roman" fo:font-size="12pt" fo:letter-spacing="normal" fo:language="en" fo:country="US" fo:font-style="normal" fo:font-weight="bold" officeooo:rsid="001fa462" officeooo:paragraph-rsid="001fa462"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5"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000000" loext:opacity="100%" style:font-name="Times New Roman" fo:font-size="12pt" fo:letter-spacing="normal" fo:language="en" fo:country="US" fo:font-style="normal" fo:font-weight="bold" officeooo:paragraph-rsid="0005ce12"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6"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officeooo:rsid="0005ce12" officeooo:paragraph-rsid="0005ce1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7" style:family="paragraph" style:parent-style-name="Title">
      <style:paragraph-properties fo:margin-left="0in" fo:margin-right="0in" fo:line-height="200%" fo:text-indent="0in" style:auto-text-indent="false"/>
      <style:text-properties fo:font-variant="normal" fo:text-transform="none" fo:color="#000000" loext:opacity="100%" style:font-name="Times New Roman" fo:font-size="12pt" fo:letter-spacing="normal" fo:language="en" fo:country="US" fo:font-style="normal" fo:font-weight="bold" officeooo:rsid="001d26d4" officeooo:paragraph-rsid="001d26d4"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P18" style:family="paragraph" style:parent-style-name="Title">
      <style:paragraph-properties fo:margin-left="0in" fo:margin-right="0in" fo:line-height="200%" fo:text-indent="0in" style:auto-text-indent="false"/>
      <style:text-properties fo:color="#000000" loext:opacity="100%" style:font-name="Times New Roman" fo:font-size="12pt" fo:font-weight="bold" officeooo:paragraph-rsid="0005ce12" style:font-size-asian="12pt" style:font-weight-asian="bold" style:font-size-complex="12pt" style:font-weight-complex="bold"/>
    </style:style>
    <style:style style:name="P19" style:family="paragraph" style:parent-style-name="Title">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officeooo:paragraph-rsid="0005ce1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20"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paragraph-rsid="0005ce12" style:font-size-asian="12pt" style:font-weight-asian="bold" style:font-size-complex="12pt" style:font-weight-complex="bold"/>
    </style:style>
    <style:style style:name="P21"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rsid="00222989" officeooo:paragraph-rsid="00222989" style:font-size-asian="12pt" style:font-weight-asian="bold" style:font-size-complex="12pt" style:font-weight-complex="bold"/>
    </style:style>
    <style:style style:name="P22"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rsid="0018a7f6" officeooo:paragraph-rsid="0018a7f6" style:font-size-asian="12pt" style:font-weight-asian="bold" style:font-size-complex="12pt" style:font-weight-complex="bold"/>
    </style:style>
    <style:style style:name="T1" style:family="text">
      <style:text-properties fo:font-variant="normal" fo:text-transform="none" fo:color="#555555" loext:opacity="100%" fo:letter-spacing="normal" fo:font-style="normal"/>
    </style:style>
    <style:style style:name="T2" style:family="text">
      <style:text-properties fo:font-variant="normal" fo:text-transform="none" fo:color="#555555" loext:opacity="100%" fo:letter-spacing="normal" fo:font-style="normal" officeooo:rsid="001fa462"/>
    </style:style>
    <style:style style:name="T3" style:family="text">
      <style:text-properties fo:font-variant="normal" fo:text-transform="none" fo:color="#555555" loext:opacity="100%" fo:letter-spacing="normal" fo:font-style="normal" officeooo:rsid="00237a3c"/>
    </style:style>
    <style:style style:name="T4" style:family="text">
      <style:text-properties fo:font-variant="normal" fo:text-transform="none" fo:color="#555555" loext:opacity="100%" fo:letter-spacing="normal" fo:font-style="normal" officeooo:rsid="0028325a"/>
    </style:style>
    <style:style style:name="T5" style:family="text">
      <style:text-properties fo:font-variant="normal" fo:text-transform="none" fo:color="#555555" loext:opacity="100%" fo:letter-spacing="normal" fo:font-style="normal" officeooo:rsid="0028b06e"/>
    </style:style>
    <style:style style:name="T6" style:family="text">
      <style:text-properties fo:font-variant="normal" fo:text-transform="none" fo:color="#1a1a1a" loext:opacity="100%" fo:letter-spacing="normal" fo:language="en" fo:country="US" officeooo:rsid="001f81d7" style:letter-kerning="false" style:font-name-asian="Segoe UI" style:language-asian="ja" style:country-asian="JP" style:font-name-complex="Tahoma" style:language-complex="ar" style:country-complex="SA"/>
    </style:style>
    <style:style style:name="T7" style:family="text">
      <style:text-properties fo:font-variant="normal" fo:text-transform="none" fo:color="#1a1a1a" loext:opacity="100%" fo:letter-spacing="normal" fo:language="en" fo:country="US" fo:font-style="normal" officeooo:rsid="001f81d7" style:letter-kerning="false" style:font-name-asian="Segoe UI" style:language-asian="ja" style:country-asian="JP" style:font-name-complex="Tahoma" style:language-complex="ar" style:country-complex="SA"/>
    </style:style>
    <style:style style:name="T8" style:family="text">
      <style:text-properties fo:font-variant="normal" fo:text-transform="none" fo:color="#000000" loext:opacity="100%" fo:letter-spacing="normal" fo:language="en" fo:country="US" fo:font-style="normal" officeooo:rsid="001fa462" style:letter-kerning="false" style:font-name-asian="Segoe UI" style:language-asian="ja" style:country-asian="JP" style:font-style-asian="normal" style:font-name-complex="Tahoma" style:language-complex="ar" style:country-complex="SA"/>
    </style:style>
    <style:style style:name="T9" style:family="text">
      <style:text-properties fo:font-variant="normal" fo:text-transform="none" fo:color="#000000" loext:opacity="100%" fo:letter-spacing="normal" fo:language="en" fo:country="US" fo:font-style="normal" officeooo:rsid="00206dd9" style:letter-kerning="false" style:font-name-asian="Segoe UI" style:language-asian="ja" style:country-asian="JP" style:font-style-asian="normal" style:font-name-complex="Tahoma" style:language-complex="ar" style:country-complex="SA"/>
    </style:style>
    <style:style style:name="T10" style:family="text">
      <style:text-properties fo:font-variant="normal" fo:text-transform="none" fo:color="#333333" loext:opacity="100%" fo:letter-spacing="normal"/>
    </style:style>
    <style:style style:name="T11" style:family="text">
      <style:text-properties fo:color="#000000" loext:opacity="100%" fo:language="en" fo:country="US" style:letter-kerning="false" style:font-name-asian="Segoe UI" style:language-asian="ja" style:country-asian="JP" style:font-name-complex="Tahoma" style:language-complex="ar" style:country-complex="SA"/>
    </style:style>
    <style:style style:name="T12" style:family="text">
      <style:text-properties fo:color="#000000" loext:opacity="100%" fo:language="en" fo:country="US" officeooo:rsid="001e1db9" style:letter-kerning="false" style:font-name-asian="Segoe UI" style:language-asian="ja" style:country-asian="JP" style:font-name-complex="Tahoma" style:language-complex="ar" style:country-complex="SA"/>
    </style:style>
    <style:style style:name="T13" style:family="text">
      <style:text-properties fo:color="#000000" loext:opacity="100%" fo:language="en" fo:country="US" officeooo:rsid="001f81d7" style:letter-kerning="false" style:font-name-asian="Segoe UI" style:language-asian="ja" style:country-asian="JP" style:font-name-complex="Tahoma" style:language-complex="ar" style:country-complex="SA"/>
    </style:style>
    <style:style style:name="T14" style:family="text">
      <style:text-properties fo:color="#000000" loext:opacity="100%" fo:language="en" fo:country="US" officeooo:rsid="001fa462" style:letter-kerning="false" style:font-name-asian="Segoe UI" style:language-asian="ja" style:country-asian="JP" style:font-name-complex="Tahoma" style:language-complex="ar" style:country-complex="SA"/>
    </style:style>
    <style:style style:name="T15" style:family="text">
      <style:text-properties fo:text-transform="lowercase" fo:color="#1a1a1a" loext:opacity="100%" fo:letter-spacing="normal" fo:font-style="italic"/>
    </style:style>
    <style:style style:name="T16" style:family="text">
      <style:text-properties fo:text-transform="lowercase" fo:color="#1a1a1a" loext:opacity="100%" fo:letter-spacing="normal" fo:font-style="italic" officeooo:rsid="001f81d7"/>
    </style:style>
    <style:style style:name="T17" style:family="text">
      <style:text-properties officeooo:rsid="00206dd9"/>
    </style:style>
    <style:style style:name="T18" style:family="text">
      <style:text-properties officeooo:rsid="00222989"/>
    </style:style>
    <style:style style:name="T19" style:family="text">
      <style:text-properties officeooo:rsid="00237a3c"/>
    </style:style>
    <style:style style:name="T20" style:family="text">
      <style:text-properties officeooo:rsid="0028325a"/>
    </style:style>
    <style:style style:name="T21" style:family="text">
      <style:text-properties officeooo:rsid="0028b0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
      <text:h text:style-name="P3" text:outline-level="2"/>
      <text:p text:style-name="P17">Learning Journal Unit 3</text:p>
      <text:p text:style-name="P18"/>
      <text:p text:style-name="P4"><text:s/>Benjamin H. Miller, Ethical Hacker and in pursuit of Bachelor Of Science CS</text:p>
      <text:p text:style-name="P4">Harvard X and University Of The People</text:p>
      <text:p text:style-name="P1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1">Reflect on the concept of polynomial and rational functions. What concepts (only the names) did you need to accommodate these concepts in your mind? What are the simplest polynomial and rational function you can imagine? In your day to day, is there any occurring fact that can be interpreted as polynomial and rational functions? What strategy are you using to get the graph of polynomial and rational functions?</text:span> </text:p>
      <text:p text:style-name="P11">{polynomial}</text:p>
      <text:p text:style-name="P11">C x D= 0 </text:p>
      <text:p text:style-name="P12"><text:span text:style-name="T12"><text:s text:c="12"/>One of the roots logically has to equivalent to zero. You can figure it out by isolation. Isolation to one side to see what it equals. <text:s/>No possible combinations two unknown numbers vicariously is zero. </text:span><text:span text:style-name="T13">It contains solely operations of addition, integers that </text:span><text:span text:style-name="T6"> </text:span><text:span text:style-name="T7">distinctively not identical</text:span><text:span text:style-name="T13"> negative exponentiation of var, subtraction , multiplication Polynomial accommodated concept in my mind. <text:s/>Algebraic terms encompass various power to </text:span><text:span text:style-name="T15">carbon </text:span><text:span text:style-name="T16">copy aka </text:span><text:span text:style-name="T13">same variable. Polynomials can consist of var and coefficients. </text:span></text:p>
      <text:p text:style-name="P13"><text:span text:style-name="T11"><text:s text:c="12"/></text:span><text:span text:style-name="T14">I can implement polynomial to my life . By making real world problems into mathematical equations. Not the knowledge is how you utilize the knowledge. For example a tree growth can be turned into a equation. </text:span><text:span text:style-name="T1">{Example} : Bonsai tree grows approx 1 millimeter = 0.1 cm every year. The height of the tree is </text:span><text:span text:style-name="T3">correlated</text:span><text:span text:style-name="T1"> to its age u</text:span><text:span text:style-name="T3">tilizing </text:span><text:span text:style-name="T1">the function h:</text:span><text:line-break/><text:span text:style-name="T1">h(age) = age × .01 cm</text:span><text:line-break/><text:span text:style-name="T1">So, </text:span><text:span text:style-name="T3">thus if =</text:span><text:span text:style-name="T1"> the age is 5 years the time takes a bonsai to reach about right mature age height, the height </text:span><text:span text:style-name="T3">therefore is</text:span><text:span text:style-name="T1">:</text:span><text:line-break/><text:span text:style-name="T1">h(5) = 5 × Five millimeters(0.1 cm) = 0.6 cm</text:span><text:line-break/><text:span text:style-name="T1">I converted to make the math simple in the format people want to see. Simplicity is bliss use communication that’s simple for people to apply in real life and easy to modify for there needs for example.</text:span><text:line-break/><text:span text:style-name="T1">h(age) = age × 24 in</text:span><text:line-break/><text:soft-page-break/><text:span text:style-name="T1">This is formula for Zelkova Tree can be Implemented for anything plug and play the numbers.</text:span><text:line-break/><text:span text:style-name="T1">The idea of function is relationship between on variable to another. The thing is being able to use it in</text:span><text:line-break/><text:span text:style-name="T1">real world application that's where math really helps you. You have brilliant math mathematicians that do absolute nothing for the world. Its how you apply the knowledge you can write stuff on chalk board. For example I do climate change hackathon I apply mathematical equations to solve a world wide issue yearly now. The </text:span><text:span text:style-name="T5">kicker</text:span><text:span text:style-name="T1"> is how does this knowledge serve you </text:span><text:span text:style-name="T5">to solve real world scenric problems</text:span><text:span text:style-name="T1">. The thing I like about functions that you can use it for real world problems. I’m not the chalk board solve all kinds puzzle type that absolute doesn’t serve me other than getting grade. I'm the hackathon type who might use a function or algorithm to solve real world problems like saving energy, national security or solving a climate crisis. We live in world of theoretical people I go to get a cs degree I'm learning how to implement math to it. I learned that functions, arrays and matrices I can actually apply to my daily life. So it serves a purpose to me the thing is not learning functions its learning to utilize functions that counts. For example my tree equation say plant something under a carport I can use it to see if tree will grow to tall dependent on type and rate. Max height if I want to do that. They can be used in schematics to advance information systems. Just utilize knowledge obtained in real world problems. That's best way to learn. For me as a computer science student serves me most solving issues in a program making calculations. It doesn’t matter what language it can be used.</text:span><text:line-break/><text:span text:style-name="T1">Function is a </text:span><text:span text:style-name="T2">law</text:span><text:span text:style-name="T1">, rule, or expression that definitive</text:span><text:span text:style-name="T2"> in</text:span><text:span text:style-name="T1"> a relationship between </text:span><text:span text:style-name="T2">sole</text:span><text:span text:style-name="T1"> variable </text:span><text:span text:style-name="T2">{</text:span><text:span text:style-name="T1">independent variable</text:span><text:span text:style-name="T2">}</text:span><text:span text:style-name="T1"> and another variable </text:span><text:span text:style-name="T2">{</text:span><text:span text:style-name="T1">dependent variable”</text:span><text:line-break/><text:span text:style-name="T1">A function is a mathematical </text:span><text:span text:style-name="T2">arsenal </text:span><text:span text:style-name="T1">to help us </text:span><text:span text:style-name="T2">correlate </text:span><text:span text:style-name="T1">how two values </text:span><text:span text:style-name="T2">alter each-other </text:span><text:soft-page-break/><text:span text:style-name="T2">simultaneously</text:span><text:span text:style-name="T1">".</text:span><text:line-break/><text:span text:style-name="T1">The exponent is the power to which a number is </text:span><text:span text:style-name="T2">incremented up</text:span><text:span text:style-name="T1">. So that’s one concept</text:span><text:span text:style-name="T3">ual way of looking at it</text:span><text:span text:style-name="T1">. The other concept is the inverse </text:span><text:span text:style-name="T2">reverse</text:span><text:span text:style-name="T1"> function. The </text:span><text:span text:style-name="T2">reverse </text:span><text:span text:style-name="T1"><text:s/>function to </text:span><text:span text:style-name="T3">making </text:span><text:span text:style-name="T1">a power is </text:span><text:span text:style-name="T3">scribing</text:span><text:span text:style-name="T1"> a logarithm. The </text:span><text:span text:style-name="T3">reverse</text:span><text:span text:style-name="T1"> function to taking a logarithm is taking a power. The simplistic</text:span><text:span text:style-name="T4"> </text:span><text:span text:style-name="T1">of </text:span><text:span text:style-name="T4">overall </text:span><text:span text:style-name="T1">types of real-valued functions are the </text:span><text:span text:style-name="T4">constitutive</text:span><text:span text:style-name="T1"> constant functions. <text:s/></text:span><text:span text:style-name="T4">Simplistic</text:span><text:span text:style-name="T1"> constant function is a</text:span><text:line-break/><text:span text:style-name="T1">function which </text:span><text:span text:style-name="T3">scribe</text:span><text:span text:style-name="T1"> the same value for f(x) </text:span><text:span text:style-name="T3">in any form of </text:span><text:span text:style-name="T1">what x is </text:span><text:span text:style-name="T3">possibly</text:span><text:span text:style-name="T1">. When we are </text:span><text:span text:style-name="T3">conversation or communicating </text:span><text:span text:style-name="T1">about a generic</text:span><text:line-break/><text:span text:style-name="T1">constant </text:span><text:span text:style-name="T3">constitutive </text:span><text:span text:style-name="T1">function, </text:span><text:span text:style-name="T3">Most people</text:span><text:span text:style-name="T1"> usually </text:span><text:span text:style-name="T3">scribe</text:span><text:span text:style-name="T1"> f(x) = c, </text:span><text:span text:style-name="T3">Per say </text:span><text:span text:style-name="T1">c is some nonidentical constants</text:span><text:line-break/><text:span text:style-name="T1">Real life </text:span><text:span text:style-name="T2">scenic</text:span><text:span text:style-name="T1"> for linear function is when we </text:span><text:span text:style-name="T4">utilize</text:span><text:span text:style-name="T1"> force on a </text:span><text:span text:style-name="T4">solo</text:span><text:span text:style-name="T1"> block it </text:span><text:span text:style-name="T4">incremental up </text:span><text:span text:style-name="T1">and it goes on </text:span><text:span text:style-name="T4">incrementing up</text:span><text:span text:style-name="T1"> as </text:span><text:span text:style-name="T4">a</text:span><text:span text:style-name="T1"> force is increasing.</text:span><text:line-break/></text:p>
      <text:p text:style-name="P14">{rational function} </text:p>
      <text:p text:style-name="P13"><text:span text:style-name="T8">A rational function is a existing infinite number of combinations be scribes as any two polynomial function, the polynomial has a rule it absolute is not equal to zero. For example in a simplistic way A(z)=B(z)C(z)= P(Z) Q(Z) is a unique set of points z denominator isn’t equivalent to zero. </text:span><text:span text:style-name="T9">An algebraic fraction in a fashion vicariously both simultaneously are polynomial. The absolutely can not be rational number. The rational function threshold of degrees of its consecutive polynomials, a fraction is incremented down to is lowest reduced form. Critical values in a simplistic form two or incremented up <text:s/>more possible solutions is deny by infinity </text:span><text:span text:style-name="T10">∞</text:span> . <text:span text:style-name="T17">solely when a degree of the equation increments down after removal the denominator. </text:span></text:p>
      <text:p text:style-name="P14"><text:span text:style-name="T17">I can apply all this in my everyday waking life. By turning my life issues to equations. Math can be utilize to solve all real world problems. Ancient civilizations use math out of necessity </text:span><text:soft-page-break/><text:span text:style-name="T17">for progression of homo-sapiens. <text:s/></text:span><text:span text:style-name="T18">A tank with part acid and part h20 contains 50 gallons of water 4 pounds of chemical was introduced. Tapping into pouring at rate of 15 gallons in incremental rate 1 pound per 60 secs. Find a mixed pounds per gallon of chemicals after x amount of minutes. Is it incremented up more than at the starting time? </text:span></text:p>
      <text:p text:style-name="P14"><text:s text:c="11"/><text:span text:style-name="T18">Water: W(time) = <text:s/>50 + 15t in gallons as rate</text:span></text:p>
      <text:p text:style-name="P5"><text:s text:c="11"/><text:span text:style-name="T18">Chemical= C (time) = 4 + 1(time) in pounds. <text:s/></text:span></text:p>
      <text:p text:style-name="P5"><text:s text:c="3"/><text:span text:style-name="T18">Math can be used to solve simplistic issues to problems in a chemical plant. This is my original example made for this journal entry. I like to state that anything can be used and implemented in some form of math or science in one way or another with slight modifications to get results desired. </text:span><text:s text:c="5"/></text:p>
      <text:p text:style-name="P15"/>
      <text:p text:style-name="P15"/>
      <text:p text:style-name="P15"/>
      <text:p text:style-name="P15"/>
      <text:p text:style-name="P15"/>
      <text:p text:style-name="P16"/>
      <text:p text:style-name="P6"/>
      <text:p text:style-name="P6"/>
      <text:p text:style-name="P7"/>
      <text:p text:style-name="P8"><text:s/>Selection <text:s text:c="34"/>Document</text:p>
      <table:table table:name="Table2" table:style-name="Table2">
        <table:table-column table:style-name="Table2.A" table:number-columns-repeated="3"/>
        <table:table-row table:style-name="Table2.1">
          <table:table-cell table:style-name="Table2.A1" office:value-type="string">
            <text:p text:style-name="P20">Words</text:p>
          </table:table-cell>
          <table:table-cell table:style-name="Table2.A1" office:value-type="string">
            <text:p text:style-name="P20">0</text:p>
          </table:table-cell>
          <table:table-cell table:style-name="Table2.A1" office:value-type="string">
            <text:p text:style-name="P21">1,<text:span text:style-name="T19">1</text:span><text:span text:style-name="T21">10</text:span></text:p>
          </table:table-cell>
        </table:table-row>
        <table:table-row table:style-name="Table2.1">
          <table:table-cell table:style-name="Table2.A1" office:value-type="string">
            <text:p text:style-name="P20">Characters including </text:p>
            <text:p text:style-name="P20">Spaces</text:p>
          </table:table-cell>
          <table:table-cell table:style-name="Table2.A1" office:value-type="string">
            <text:p text:style-name="P20">0</text:p>
          </table:table-cell>
          <table:table-cell table:style-name="Table2.A1" office:value-type="string">
            <text:p text:style-name="P22"><text:span text:style-name="T18">6</text:span>,<text:span text:style-name="T21">520</text:span></text:p>
          </table:table-cell>
        </table:table-row>
        <table:table-row table:style-name="Table2.1">
          <table:table-cell table:style-name="Table2.A1" office:value-type="string">
            <text:p text:style-name="P20">Character excluding </text:p>
          </table:table-cell>
          <table:table-cell table:style-name="Table2.A1" office:value-type="string">
            <text:p text:style-name="P20">0</text:p>
          </table:table-cell>
          <table:table-cell table:style-name="Table2.A1" office:value-type="string">
            <text:p text:style-name="P22"><text:span text:style-name="T18">5</text:span>,<text:span text:style-name="T21">325</text:span><text:soft-page-break/></text:p>
          </table:table-cell>
        </table:table-row>
      </table:table>
      <text:p text:style-name="P9"/>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 style:family="paragraph" style:parent-style-name="Standard" style:default-outline-level="">
      <style:paragraph-properties fo:margin-left="0.5in" fo:margin-right="0in" fo:text-indent="-0.5in" style:auto-text-indent="false"/>
    </style:style>
    <style:style style:name="Title" style:family="paragraph" style:parent-style-name="Standard" style:default-outline-level="" style:class="chapter">
      <style:paragraph-properties fo:margin-left="0in" fo:margin-right="0in" fo:margin-top="1.6665in" fo:margin-bottom="0in" style:contextual-spacing="true" fo:text-align="center" style:justify-single-word="false" fo:text-indent="0in" style:auto-text-indent="false"/>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Table_20_Contents" style:display-name="Table Contents" style:family="paragraph" style:parent-style-name="Standard" style:default-outline-level="" style:class="extra">
      <style:paragraph-properties fo:margin-left="0in" fo:margin-right="0in" fo:orphans="0" fo:widows="0" fo:text-indent="0.5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3T12:05:36.706000000</meta:creation-date>
    <dc:date>2021-04-24T12:44:22.200000000</dc:date>
    <meta:editing-duration>PT1H2M28S</meta:editing-duration>
    <meta:editing-cycles>12</meta:editing-cycles>
    <meta:generator>LibreOffice/7.0.5.2$Windows_X86_64 LibreOffice_project/64390860c6cd0aca4beafafcfd84613dd9dfb63a</meta:generator>
    <meta:document-statistic meta:table-count="1" meta:image-count="0" meta:object-count="0" meta:page-count="6" meta:paragraph-count="25" meta:word-count="1110" meta:character-count="6520" meta:non-whitespace-character-count="5325"/>
  </office:meta>
</office:document-meta>
</file>